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1" svg:font-family="Gentium"/>
    <style:font-face style:name="Liberation Sans1" svg:font-family="'Liberation Sans'" style:font-family-generic="swiss"/>
    <style:font-face style:name="Gentium" svg:font-family="Gent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47cm" fo:min-width="1.33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2cm" fo:min-width="0.171cm"/>
    </style:style>
    <style:style style:name="gr3" style:family="graphic" style:parent-style-name="standard">
      <style:graphic-properties draw:stroke="none" svg:stroke-color="#000000" draw:fill="none" draw:fill-color="#ffffff" fo:min-height="0.7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1.206cm"/>
    </style:style>
    <style:style style:name="gr7" style:family="graphic" style:parent-style-name="standard">
      <style:graphic-properties draw:stroke="none" svg:stroke-color="#000000" draw:fill="none" draw:fill-color="#ffffff" fo:min-height="0.944cm"/>
    </style:style>
    <style:style style:name="gr8" style:family="graphic" style:parent-style-name="standard">
      <style:graphic-properties draw:stroke="none" svg:stroke-color="#000000" draw:fill="none" draw:fill-color="#ffffff" fo:min-height="1.601cm"/>
    </style:style>
    <style:style style:name="gr9" style:family="graphic" style:parent-style-name="standard">
      <style:graphic-properties draw:stroke="dash" draw:stroke-dash="Dashed_20__28_var_29_" svg:stroke-color="#808080" draw:fill="none" draw:textarea-horizontal-align="justify" draw:textarea-vertical-align="middle" draw:auto-grow-height="false" fo:min-height="4.85cm" fo:min-width="5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3.444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Gentium1" fo:font-style="italic" style:font-name-asian="Gentium1" style:font-style-asian="italic" style:font-name-complex="Gentium1" style:font-style-complex="italic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837cm" svg:height="1.597cm" svg:x="7.908cm" svg:y="7.976cm">
          <text:p text:style-name="P1"><text:span text:style-name="T1">Q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837cm" svg:height="1.597cm" svg:x="11.955cm" svg:y="7.976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837cm" svg:height="1.597cm" svg:x="7.955cm" svg:y="10.731cm">
          <text:p text:style-name="P1"><text:span text:style-name="T1">G’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0.949cm" svg:height="0.948cm" svg:x="3.88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949cm" svg:height="0.948cm" svg:x="5.925cm" svg:y="8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43cm" svg:height="1.038cm" svg:x="3.975cm" svg:y="8.542cm">
          <draw:text-box>
            <text:p><text:span text:style-name="T2">-</text:span></text:p>
          </draw:text-box>
        </draw:frame>
        <draw:line draw:style-name="gr4" draw:text-style-name="P5" draw:layer="layout" svg:x1="2cm" svg:y1="8.802cm" svg:x2="3.929cm" svg:y2="8.802cm">
          <text:p/>
        </draw:line>
        <draw:frame draw:style-name="gr5" draw:text-style-name="P4" draw:layer="layout" svg:width="0.919cm" svg:height="1.051cm" svg:x="3.681cm" svg:y="8.249cm">
          <draw:text-box>
            <text:p>+</text:p>
          </draw:text-box>
        </draw:frame>
        <draw:line draw:style-name="gr4" draw:text-style-name="P5" draw:layer="layout" svg:x1="13.8cm" svg:y1="8.77cm" svg:x2="16.3cm" svg:y2="8.77cm">
          <text:p/>
        </draw:line>
        <draw:frame draw:style-name="gr6" draw:text-style-name="P6" draw:layer="layout" svg:width="2.561cm" svg:height="1.851cm" svg:x="2.039cm" svg:y="7.7cm">
          <draw:text-box>
            <text:p><text:span text:style-name="T3">y*(t)</text:span></text:p>
          </draw:text-box>
        </draw:frame>
        <draw:frame draw:style-name="gr7" draw:text-style-name="P6" draw:layer="layout" svg:width="1.745cm" svg:height="1.194cm" svg:x="16.155cm" svg:y="8.192cm">
          <draw:text-box>
            <text:p><text:span text:style-name="T3">y(t)</text:span></text:p>
          </draw:text-box>
        </draw:frame>
        <draw:connector draw:style-name="gr4" draw:text-style-name="P5" draw:layer="layout" svg:x1="9.745cm" svg:y1="8.774cm" svg:x2="11.955cm" svg:y2="8.774cm" draw:start-shape="id1" draw:start-glue-point="1" draw:end-shape="id2" svg:d="M9745 8774h2210" svg:viewBox="0 0 2211 1">
          <text:p/>
        </draw:connector>
        <draw:frame draw:style-name="gr7" draw:text-style-name="P6" draw:layer="layout" svg:width="1.745cm" svg:height="1.194cm" svg:x="6.355cm" svg:y="10.406cm">
          <draw:text-box>
            <text:p><text:span text:style-name="T3">y’(t)</text:span></text:p>
          </draw:text-box>
        </draw:frame>
        <draw:frame draw:style-name="gr8" draw:text-style-name="P6" draw:layer="layout" svg:width="2.001cm" svg:height="1.851cm" svg:x="10.1cm" svg:y="7.792cm">
          <draw:text-box>
            <text:p><text:span text:style-name="T3">m(t)</text:span></text:p>
          </draw:text-box>
        </draw:frame>
        <draw:connector draw:style-name="gr4" draw:text-style-name="P5" draw:layer="layout" svg:x1="4.829cm" svg:y1="8.769cm" svg:x2="5.925cm" svg:y2="8.769cm" draw:start-shape="id3" draw:start-glue-point="10" draw:end-shape="id4" draw:end-glue-point="6" svg:d="M4829 8769h1096" svg:viewBox="0 0 1097 1">
          <text:p/>
        </draw:connector>
        <draw:connector draw:style-name="gr4" draw:text-style-name="P5" draw:layer="layout" svg:x1="7.955cm" svg:y1="11.529cm" svg:x2="6.4cm" svg:y2="9.243cm" draw:start-shape="id5" draw:start-glue-point="3" draw:end-shape="id4" draw:end-glue-point="8" svg:d="M7955 11529h-1555v-2286" svg:viewBox="0 0 1556 2287">
          <text:p/>
        </draw:connector>
        <draw:connector draw:style-name="gr4" draw:text-style-name="P5" draw:layer="layout" svg:x1="6.874cm" svg:y1="8.769cm" svg:x2="7.908cm" svg:y2="8.774cm" draw:start-shape="id4" draw:start-glue-point="10" draw:end-shape="id1" draw:end-glue-point="3" svg:d="M6874 8769h517v5h517" svg:viewBox="0 0 1035 6">
          <text:p/>
        </draw:connector>
        <draw:frame draw:style-name="gr3" draw:text-style-name="P4" draw:layer="layout" svg:width="0.643cm" svg:height="1.038cm" svg:x="6.032cm" svg:y="8.521cm">
          <draw:text-box>
            <text:p><text:span text:style-name="T2">-</text:span></text:p>
          </draw:text-box>
        </draw:frame>
        <draw:frame draw:style-name="gr5" draw:text-style-name="P4" draw:layer="layout" svg:width="0.919cm" svg:height="1.051cm" svg:x="5.738cm" svg:y="8.228cm">
          <draw:text-box>
            <text:p>+</text:p>
          </draw:text-box>
        </draw:frame>
        <draw:connector draw:style-name="gr4" draw:text-style-name="P5" draw:layer="layout" draw:line-skew="0.408cm" svg:x1="9.745cm" svg:y1="8.774cm" svg:x2="9.792cm" svg:y2="11.529cm" draw:start-shape="id1" draw:start-glue-point="1" draw:end-shape="id5" svg:d="M9745 8774h955v2755h-908" svg:viewBox="0 0 956 2756">
          <text:p/>
        </draw:connector>
        <draw:connector draw:style-name="gr4" draw:text-style-name="P5" draw:layer="layout" draw:line-skew="0.608cm 2.927cm" svg:x1="13.792cm" svg:y1="8.774cm" svg:x2="4.355cm" svg:y2="9.243cm" draw:start-shape="id2" draw:start-glue-point="1" draw:end-shape="id3" draw:end-glue-point="8" svg:d="M13792 8774h1108v4226h-10545v-3757" svg:viewBox="0 0 10546 4227">
          <text:p/>
        </draw:connector>
        <draw:custom-shape draw:style-name="gr9" draw:text-style-name="P5" draw:layer="layout" svg:width="5.7cm" svg:height="5.1cm" svg:x="5.5cm" svg:y="7.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944cm" svg:height="1.051cm" svg:x="5.2cm" svg:y="6.6cm">
          <draw:text-box>
            <text:p>controlador</text:p>
          </draw:text-box>
        </draw:frame>
        <draw:frame draw:style-name="gr8" draw:text-style-name="P6" draw:layer="layout" svg:width="2.001cm" svg:height="1.851cm" svg:x="10.199cm" svg:y="5.7cm">
          <draw:text-box>
            <text:p><text:span text:style-name="T3">d(t)</text:span></text:p>
          </draw:text-box>
        </draw:frame>
        <draw:custom-shape draw:style-name="gr1" draw:text-style-name="P2" draw:layer="layout" svg:width="1.837cm" svg:height="1.597cm" svg:x="11.955cm" svg:y="5.976cm">
          <text:p text:style-name="P1"><text:span text:style-name="T1">H</text:span><text:span text:style-name="T1">(s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cm" svg:y1="6.8cm" svg:x2="12cm" svg:y2="6.8cm">
          <text:p/>
        </draw:line>
        <draw:line draw:style-name="gr11" draw:text-style-name="P5" draw:layer="layout" svg:x1="13.8cm" svg:y1="6.8cm" svg:x2="14.9cm" svg:y2="6.8cm">
          <text:p/>
        </draw:line>
        <draw:line draw:style-name="gr4" draw:text-style-name="P5" draw:layer="layout" svg:x1="14.9cm" svg:y1="6.8cm" svg:x2="14.9cm" svg:y2="8.8cm">
          <text:p/>
        </draw:line>
        <draw:frame draw:style-name="gr5" draw:text-style-name="P4" draw:layer="layout" svg:width="0.919cm" svg:height="1.051cm" svg:x="14.368cm" svg:y="8.501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1" svg:font-family="Gentium"/>
    <style:font-face style:name="Liberation Sans1" svg:font-family="'Liberation Sans'" style:font-family-generic="swiss"/>
    <style:font-face style:name="Gentium" svg:font-family="Gent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entium" fo:font-family="Gentium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0:28:46.383425148</meta:creation-date>
    <meta:generator>LibreOffice/6.0.7.3$Linux_X86_64 LibreOffice_project/00m0$Build-3</meta:generator>
    <dc:date>2019-10-21T17:23:17.712636918</dc:date>
    <meta:editing-duration>PT1H34M9S</meta:editing-duration>
    <meta:editing-cycles>8</meta:editing-cycles>
    <meta:document-statistic meta:object-count="29"/>
  </office:meta>
</office:document-meta>
</file>